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rsid="0013a844" officeooo:paragraph-rsid="001aa137"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13a844" officeooo:paragraph-rsid="001fd4c3"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52b20" officeooo:paragraph-rsid="00152b20"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52b20" officeooo:paragraph-rsid="00165ba3"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55683" officeooo:paragraph-rsid="00155683"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1b271" officeooo:paragraph-rsid="0021b271"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size="16pt" fo:font-weight="bold" officeooo:rsid="0013a844" officeooo:paragraph-rsid="0013a844" style:font-size-asian="14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152b20" officeooo:paragraph-rsid="00152b20" style:font-size-asian="14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1521aa" officeooo:paragraph-rsid="001521aa" style:font-size-asian="14pt" style:font-weight-asian="bold" style:font-size-complex="16pt" style:font-weight-complex="bold"/>
    </style:style>
    <style:style style:name="P10" style:family="paragraph" style:parent-style-name="Standard">
      <style:paragraph-properties fo:text-align="start" style:justify-single-word="false"/>
      <style:text-properties fo:font-size="12pt" fo:font-weight="bold" officeooo:rsid="001521aa" officeooo:paragraph-rsid="001521aa"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normal" officeooo:rsid="0013a844" officeooo:paragraph-rsid="001aa137"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fo:font-size="6pt" fo:font-weight="bold" officeooo:rsid="0017a9f4" officeooo:paragraph-rsid="0017a9f4" style:font-size-asian="5.25pt" style:font-weight-asian="bold" style:font-size-complex="6pt" style:font-weight-complex="bold"/>
    </style:style>
    <style:style style:name="T1" style:family="text">
      <style:text-properties fo:font-weight="bold" style:font-weight-asian="bold" style:font-weight-complex="bold"/>
    </style:style>
    <style:style style:name="T2" style:family="text">
      <style:text-properties fo:font-weight="bold" officeooo:rsid="00155683" style:font-weight-asian="bold" style:font-weight-complex="bold"/>
    </style:style>
    <style:style style:name="T3" style:family="text">
      <style:text-properties fo:font-weight="bold" officeooo:rsid="00172386" style:font-weight-asian="bold" style:font-weight-complex="bold"/>
    </style:style>
    <style:style style:name="T4" style:family="text">
      <style:text-properties fo:font-weight="bold" officeooo:rsid="001eedd4" style:font-weight-asian="bold" style:font-weight-complex="bold"/>
    </style:style>
    <style:style style:name="T5" style:family="text">
      <style:text-properties fo:font-weight="bold" officeooo:rsid="001fd4c3" style:font-weight-asian="bold" style:font-weight-complex="bold"/>
    </style:style>
    <style:style style:name="T6" style:family="text">
      <style:text-properties fo:font-weight="bold" officeooo:rsid="001c653f" style:font-weight-asian="bold" style:font-weight-complex="bold"/>
    </style:style>
    <style:style style:name="T7" style:family="text">
      <style:text-properties fo:font-weight="bold" officeooo:rsid="0021b271" style:font-weight-asian="bold" style:font-weight-complex="bold"/>
    </style:style>
    <style:style style:name="T8" style:family="text">
      <style:text-properties officeooo:rsid="00239a9b"/>
    </style:style>
    <style:style style:name="T9" style:family="text">
      <style:text-properties officeooo:rsid="00155683"/>
    </style:style>
    <style:style style:name="T10" style:family="text">
      <style:text-properties officeooo:rsid="00165ba3"/>
    </style:style>
    <style:style style:name="T11" style:family="text">
      <style:text-properties style:text-underline-style="solid" style:text-underline-width="auto" style:text-underline-color="font-color" officeooo:rsid="00165ba3"/>
    </style:style>
    <style:style style:name="T12" style:family="text">
      <style:text-properties style:text-underline-style="none" officeooo:rsid="00165ba3"/>
    </style:style>
    <style:style style:name="T13" style:family="text">
      <style:text-properties officeooo:rsid="00172386"/>
    </style:style>
    <style:style style:name="T14" style:family="text">
      <style:text-properties officeooo:rsid="00177e08"/>
    </style:style>
    <style:style style:name="T15" style:family="text">
      <style:text-properties officeooo:rsid="001aa137"/>
    </style:style>
    <style:style style:name="T16" style:family="text">
      <style:text-properties officeooo:rsid="001b1604"/>
    </style:style>
    <style:style style:name="T17" style:family="text">
      <style:text-properties officeooo:rsid="001fd4c3"/>
    </style:style>
    <style:style style:name="T18" style:family="text">
      <style:text-properties officeooo:rsid="001c653f"/>
    </style:style>
    <style:style style:name="T19" style:family="text">
      <style:text-properties officeooo:rsid="0021b271"/>
    </style:style>
    <style:style style:name="T20" style:family="text">
      <style:text-properties officeooo:rsid="00220974"/>
    </style:style>
    <style:style style:name="T21" style:family="text">
      <style:text-properties fo:font-weight="normal" style:font-weight-asian="normal" style:font-weight-complex="normal"/>
    </style:style>
    <style:style style:name="T22" style:family="text">
      <style:text-properties fo:font-weight="normal" officeooo:rsid="0015a21a" style:font-weight-asian="normal" style:font-weight-complex="normal"/>
    </style:style>
    <style:style style:name="T23" style:family="text">
      <style:text-properties fo:font-weight="normal" officeooo:rsid="001769c6" style:font-weight-asian="normal" style:font-weight-complex="normal"/>
    </style:style>
    <style:style style:name="T24" style:family="text">
      <style:text-properties fo:font-weight="normal" officeooo:rsid="0017a9f4" style:font-weight-asian="normal" style:font-weight-complex="normal"/>
    </style:style>
    <style:style style:name="T25" style:family="text">
      <style:text-properties officeooo:rsid="0015a21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1 Diseño</text:p>
      <text:p text:style-name="P12">WEB</text:p>
      <text:p text:style-name="P9"/>
      <text:p text:style-name="P10"><text:tab/><text:span text:style-name="T21">Para la práctica se pretende entregar un gestor de Hermandades, donde facilitaremos a los usuarios administradores una fácil actualización de datos y control de usuarios, a la vez que se ofrece un diseño gráfico para que los usuarios accedan de forma sencilla al contenido creado por los <text:s/>editores, por lo que para ellos se ofrece una visual de parte del contenido de su propia hermandad así como información personal y de interés.</text:span></text:p>
      <text:p text:style-name="P10"><text:span text:style-name="T21"><text:tab/>Para los usuarios adminitradores, en un principio se les ofrece la posibilidad de crear eventos (con la finalidad de informar a sus usuarios y publicitarse) así como generar información sobre pagos para los usuarios y llevar el control de estos.</text:span></text:p>
      <text:p text:style-name="P10"><text:span text:style-name="T21"><text:tab/>Por lo que me he informado, la cadena de mando de una Hermandad es algo compleja, por lo que para la práctica se presenta un diseño informativo, agrupados todos en el grupo cabildos, dirigidos por un hermano mayor, que tendrá algún privilegio diferencial.</text:span></text:p>
      <text:p text:style-name="P10"><text:span text:style-name="T21"><text:tab/>Aunque la toma de decisiones sea irreal, se plantea una comunicación entre cabildos, llamadas propuestas, de forma que el único usuario con total capacidad de edición y creación sea el hermano mayor.</text:span></text:p>
      <text:p text:style-name="P10"><text:span text:style-name="T21"><text:tab/>Un ejemplo de posibles menús:</text:span></text:p>
      <text:p text:style-name="P10"><text:span text:style-name="T21"/></text:p>
      <text:p text:style-name="P10"><text:span text:style-name="T21">- Básico</text:span></text:p>
      <text:p text:style-name="P10"><text:span text:style-name="T21"><text:tab/></text:span><text:span text:style-name="T22">Index // Hermandad (Infor de esta) // Eventos // Historias (últimos post o destacables) // Perfil (con tipo [banda, nazareno, </text:span><text:span text:style-name="T24">cabildo</text:span><text:span text:style-name="T22">...]) // Logout</text:span></text:p>
      <text:p text:style-name="P10"><text:span text:style-name="T22"/></text:p>
      <text:p text:style-name="P10"><text:span text:style-name="T22">- Cabildos</text:span></text:p>
      <text:p text:style-name="P10"><text:span text:style-name="T22"><text:tab/>Index // Reuniones // G. Eventos // G. Semana Santa // Inf. Relevante // Propuestas (o discusión) // Calendario //</text:span></text:p>
      <text:p text:style-name="P10"><text:span text:style-name="T22"/></text:p>
      <text:p text:style-name="P10"><text:span text:style-name="T22">- H. Mayor </text:span></text:p>
      <text:p text:style-name="P10"><text:span text:style-name="T22"><text:tab/>Index // Noticias (infor prioritaria) // Gestionar // Calendario // </text:span><text:span text:style-name="T23">Editar //</text:span></text:p>
      <text:p text:style-name="P8"/>
      <text:p text:style-name="P8">….</text:p>
      <text:p text:style-name="P8"/>
      <text:p text:style-name="P8"/>
      <text:p text:style-name="P8">2.1. Diseño</text:p>
      <text:p text:style-name="P12">BASE DATOS</text:p>
      <text:p text:style-name="P3"/>
      <text:p text:style-name="P3"><text:tab/>Se parte del concepto de <text:span text:style-name="T1">Hermandad</text:span> como agrupación de individ<text:span text:style-name="T8">u</text:span>os, por lo que su tabla guardará simplemente los conceptos más generales de interés común.</text:p>
      <text:p text:style-name="P4"><text:tab/></text:p>
      <text:p text:style-name="P4"><text:tab/>- Historia, diseño tipo post, acompañado de media [Se pretende, por medio de un editable que cada H. Mayor pueda modificar fácilmente.</text:p>
      <text:p text:style-name="P3"><text:tab/>- Fecha de procesión, <text:span text:style-name="T9">un campo tipo fecha editable gráficamente [Cuenta atrás hasta la hora y día de la procesión fijada por el ayuntamiento]</text:span></text:p>
      <text:p text:style-name="P3"><text:tab/>- <text:span text:style-name="T9">Suma de hermanos y distinción por tipo [La suma del total de los hermanos]</text:span></text:p>
      <text:p text:style-name="P3"><text:tab/></text:p>
      <text:p text:style-name="P3"><text:tab/><text:span text:style-name="T9">Cada hermandad tiene a su disposición una seríe de edificios, a los que llamaremos </text:span><text:span text:style-name="T2">sedes</text:span><text:span text:style-name="T9">.</text:span></text:p>
      <text:p text:style-name="P5">Una hermandad puede tener uno, o varias sedes, mientras que una sede, solo puede pertenecer a una hermandad. Por lo que es una relación <text:span text:style-name="T10">N:1. La tabla sedes guardará la siguiente información:</text:span></text:p>
      <text:p text:style-name="P3"/>
      <text:p text:style-name="P3"><text:tab/>- <text:span text:style-name="T11">Dirección</text:span><text:span text:style-name="T10">, editable gráficamente solo por el H. Mayor [Se pretende una caja dónde pueda añadir número de sedes y guardar la dirección.</text:span></text:p>
      <text:p text:style-name="P3"><text:tab/>- <text:span text:style-name="T10">Utilizaremos un campo ID o </text:span><text:span text:style-name="T11">COD</text:span><text:span text:style-name="T10"> que se incremente automaticamente</text:span></text:p>
      <text:p text:style-name="P3"><text:tab/>- <text:span text:style-name="T10">Un campo que guarde el </text:span><text:span text:style-name="T11">nombre</text:span><text:span text:style-name="T10"> de la capilla [Se pretende una caja donde pueda editar texto y la vez que el tipo.</text:span></text:p>
      <text:p text:style-name="P3"><text:tab/>- <text:span text:style-name="T10">Puede ser de </text:span><text:span text:style-name="T11">tipo</text:span><text:span text:style-name="T10"> capilla, almacén, iglesia, local y vivienda [Input desplegable]</text:span></text:p>
      <text:p text:style-name="P3"><text:soft-page-break/><text:tab/>- <text:span text:style-name="T10">Un campo para guardar el </text:span><text:span text:style-name="T11">horario</text:span><text:span text:style-name="T12">, ya que algunos son públicos [Post se hablará del diseño gráfico, pero por lo general este tipo se motrarán por medios de llamadas php a la tabla]</text:span></text:p>
      <text:p text:style-name="P3"><text:tab/><text:tab/></text:p>
      <text:p text:style-name="P3"><text:tab/><text:span text:style-name="T13">En cierto modo, lo que pretende la aplicación es facilitar el control y la gestión, por lo que la tabla sede conectará con una a la que llamaré </text:span><text:span text:style-name="T3">Inventario, </text:span><text:span text:style-name="T13">ya que es sabido la cantidad de objetos del que disponen. Esta tabla sólo albergará contenido en propiedad de la hermandad, no contenido privado. Estas tablas tendrían una relación de 1:1 ya que una sede dispondría tan sólo de un inventario, a la vez que inventario, ya que aunque haya varias sedes, este se distingue por un campo en dicha tabla.</text:span></text:p>
      <text:p text:style-name="P3"><text:tab/>- <text:span text:style-name="T14">Un código, que pretende tener la funcionalidad de definir la localización del objeto, por lo que a la hora de ingresarlo en el inventario se preguntará la dirección de la sede donde se encuentra y se otorgará el código de la sede más la suma de objetos.</text:span></text:p>
      <text:p text:style-name="P3"><text:tab/>- <text:span text:style-name="T14">Se guardará también el tipo de objeto [vela, candelabro, flores, etc]</text:span></text:p>
      <text:p text:style-name="P3"><text:tab/>- <text:span text:style-name="T14">Se creará un campo Descripción por si se desea añadir información sobre el objeto en sí.</text:span></text:p>
      <text:p text:style-name="P3"><text:tab/>- <text:span text:style-name="T14">Un campo para imagen?</text:span></text:p>
      <text:p text:style-name="P3"><text:tab/>- <text:span text:style-name="T14">Un campo con fecha de uso, por si esos objetos han de ser usados.</text:span></text:p>
      <text:p text:style-name="P3"><text:tab/>- <text:span text:style-name="T14">Un campo para guardar el estado, entre revisar, defectuoso, reparar y estable.</text:span><text:tab/></text:p>
      <text:p text:style-name="P3"/>
      <text:p text:style-name="P7"/>
      <text:p text:style-name="P1"><text:tab/><text:span text:style-name="T15">Para llevar a cabo la aplicación, la guardará una tabla llamada </text:span><text:span text:style-name="T4">Asociados</text:span><text:span text:style-name="T15">, cuya relación seria N:1(1,N/1.1), donde se inscribirán todos los usuarios, esta tabla, contendrá un formulario estándar y en función del tipo podrán ser:</text:span></text:p>
      <text:p text:style-name="P1"><text:tab/>- <text:span text:style-name="T15">Banda, aparte de la información común, instrumento y posición en marcha, guardará contenido sobre partituras a ensayar e información y horario sobre ensayos. ??</text:span></text:p>
      <text:p text:style-name="P1"><text:tab/>- <text:span text:style-name="T16">Costalero, además de información común, posición en marcha, pero y altura. [Se les ofrecería consejos sobre dieta y teoría??]</text:span></text:p>
      <text:p text:style-name="P1"><text:tab/>- <text:span text:style-name="T16">Nazareno, posición en marcha y creo que no requieren de información adicional</text:span><text:tab/></text:p>
      <text:p text:style-name="P1"><text:tab/>- <text:span text:style-name="T16">Cabildos, serían los usuarios que conforman el consejo, de ellos se guardaría función y contacto público y periodo de vigencia.</text:span></text:p>
      <text:p text:style-name="P1"/>
      <text:p text:style-name="P1"><text:tab/><text:span text:style-name="T17">Todos los asociados deberán realizar varios P</text:span><text:span text:style-name="T5">agos</text:span><text:span text:style-name="T17"> a lo largo del año, guardaría una relación N:M, ya que un asociado tiene que realizar uno, o varios pagos, y un pago puede ser que nadie lo realize o sea realizado por varios miembros. por lo que en esta tabla guardaré el</text:span></text:p>
      <text:p text:style-name="P1"><text:tab/>- <text:span text:style-name="T17">Tipo, si es el pago anual, donaciones, pagos extraordinarios...</text:span></text:p>
      <text:p text:style-name="P1"><text:tab/>- <text:span text:style-name="T17">Fecha, un período de vigencia que permita realizarlo con avisos temporales</text:span></text:p>
      <text:p text:style-name="P1"><text:tab/>- <text:span text:style-name="T17">Código del pago</text:span></text:p>
      <text:p text:style-name="P1"><text:tab/>- <text:span text:style-name="T17">Cantidad</text:span></text:p>
      <text:p text:style-name="P2"><text:tab/>- <text:span text:style-name="T17">Descripción</text:span><text:tab/></text:p>
      <text:p text:style-name="P2"><text:tab/>- <text:span text:style-name="T17">No sé si es necesaria una cuenta de ingreso.</text:span></text:p>
      <text:p text:style-name="P2"/>
      <text:p text:style-name="P2"/>
      <text:p text:style-name="P2"><text:tab/><text:span text:style-name="T18">El último grupo conformarían el </text:span><text:span text:style-name="T6">Consejo</text:span><text:span text:style-name="T18">, estos, me gustaría que pudieran gestionar el habilitar usuarios en función de si el pago es true o false, pero supongo que eso será gráficamente. Tiene una relación de 1:N con la tabla de Asociados, ya que un cabildo solo forma parte de un consejo mientras que el consejo de una hermandad es formado por uno o varios cabildos.</text:span></text:p>
      <text:p text:style-name="P6">Esta tabla guardará</text:p>
      <text:p text:style-name="P6"><text:tab/>- Fecha de las próximas reuniones,</text:p>
      <text:p text:style-name="P6"><text:tab/>- El cargo y función de cada uno de sus componentes</text:p>
      <text:p text:style-name="P1"><text:tab/>- <text:span text:style-name="T19">Las actas de las reuniones ??</text:span></text:p>
      <text:p text:style-name="P1"><text:tab/>- <text:span text:style-name="T25">Conclusiones (resumen)</text:span></text:p>
      <text:p text:style-name="P1"><text:tab/>- <text:span text:style-name="T19">Asistencia de los usuarios a las reuniones</text:span></text:p>
      <text:p text:style-name="P1">-<text:tab/>- <text:span text:style-name="T19">Presidencia</text:span></text:p>
      <text:p text:style-name="P1"/>
      <text:p text:style-name="P1"><text:tab/><text:span text:style-name="T19">Esta agrupación está presidida por un Hermano Mayor</text:span></text:p>
      <text:p text:style-name="P1"/>
      <text:p text:style-name="P1"/>
      <text:p text:style-name="P1"><text:soft-page-break/><text:tab/><text:span text:style-name="T19">Por último, con una relación de ¿N:1//N:M?, ya que pueden organizar o ninguno o varios, mientras que los eventos son organizados por un único consejo, (aunque por varios miembros???) el consejo organiza </text:span><text:span text:style-name="T7">Eventos</text:span><text:span text:style-name="T19"> a lo largo del año, a los cuales pueden asistir sus asociados, de esta tabla no tengo clara la complejidad de asociarla a la tabla asociados, para así contabilizar la asistencia de los usuarios. En cualquier caso de los eventos me interesa guardar</text:span></text:p>
      <text:p text:style-name="P1"><text:tab/>- <text:span text:style-name="T20">Fecha de celebración</text:span></text:p>
      <text:p text:style-name="P1"><text:tab/>- <text:span text:style-name="T20">Dirección</text:span></text:p>
      <text:p text:style-name="P1"><text:s/><text:tab/>- <text:span text:style-name="T20">Descripción de la actividad</text:span></text:p>
      <text:p text:style-name="P1"><text:tab/>- <text:span text:style-name="T20">Precio de esta</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21:15:14.947166478</meta:creation-date>
    <dc:date>2018-10-19T21:56:35.774380451</dc:date>
    <meta:editing-duration>PT2M17S</meta:editing-duration>
    <meta:editing-cycles>3</meta:editing-cycles>
    <meta:generator>LibreOffice/6.0.3.2$Linux_X86_64 LibreOffice_project/00m0$Build-2</meta:generator>
    <meta:document-statistic meta:table-count="0" meta:image-count="0" meta:object-count="0" meta:page-count="3" meta:paragraph-count="63" meta:word-count="1108" meta:character-count="6465" meta:non-whitespace-character-count="5358"/>
  </office:meta>
</office:document-meta>
</file>